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4.249cm"/>
    </style:style>
    <style:style style:name="Table3.D" style:family="table-column">
      <style:table-column-properties style:column-width="4.25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8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Continuar el trabajo sobre el modulo proyectos del servidor y cliente</text:p>
        </text:list-item>
        <text:list-item>
          <text:p text:style-name="P10">Realizar optimizaciones al servidor y buscar errores.</text:p>
        </text:list-item>
        <text:list-item>
          <text:p text:style-name="P10">Investigar sobre las funciones del proyecto administrador.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A1" office:value-type="string">
            <text:h text:style-name="P11" text:outline-level="1">PRODUCTO</text:h>
          </table:table-cell>
          <table:table-cell table:style-name="Table3.D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Continuar el trabajo sobre el modulo proyectos del servidor y cliente</text:p>
          </table:table-cell>
          <table:table-cell table:style-name="Table3.A2" office:value-type="string">
            <text:p text:style-name="P12">Implementación de la generación de proyectos completa en su etapa básica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Realizar optimizaciones al servidor y buscar errores.</text:p>
          </table:table-cell>
          <table:table-cell table:style-name="Table3.A2" office:value-type="string">
            <text:p text:style-name="P12">Optimización y corrección de errores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Investigar sobre las funciones del proyecto administrador.</text:p>
          </table:table-cell>
          <table:table-cell table:style-name="Table3.A2" office:value-type="string">
            <text:p text:style-name="P12">Documento que especifique las posibles funciones de un cliente administrador.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  <text:p text:style-name="P13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13"/>
      <text:p text:style-name="P1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2:32:42</meta:creation-date>
    <dc:creator>David Cuadrado</dc:creator>
    <dc:date>2007-02-21T20:36:19</dc:date>
    <dc:language>es-CO</dc:language>
    <meta:editing-cycles>15</meta:editing-cycles>
    <meta:editing-duration>PT10M29S</meta:editing-duration>
    <meta:template xlink:type="simple" xlink:actuate="onRequest" xlink:role="template" xlink:href="../../../../.ooo-2.0/user/template/ktoon_plan_de_iteracion.ott" xlink:title="ktoon_plan_de_iteracion" meta:date="2007-02-07T12:32:42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3" meta:word-count="124" meta:character-count="886"/>
  </office:meta>
</office:document-meta>
</file>